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LayoutManager.WrapperLayoutManager( Wrapper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LayoutManager.addAreas( PositionIterator posIter , Layou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rapperLayoutManager.get( Layou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apperLayoutManager.ad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